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a658a" officeooo:paragraph-rsid="003a658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dd626" officeooo:paragraph-rsid="003dd626"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43c361" officeooo:paragraph-rsid="0043c361"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456fec" officeooo:paragraph-rsid="00456fec" style:font-style-asian="normal" style:font-weight-asian="normal" style:font-style-complex="normal" style:font-weight-complex="normal"/>
    </style:style>
    <style:style style:name="P22" style:family="paragraph" style:parent-style-name="Standard">
      <style:text-properties fo:font-style="normal" style:text-underline-style="none" officeooo:rsid="002d92d0" officeooo:paragraph-rsid="002d92d0" style:font-style-asian="normal" style:font-style-complex="normal"/>
    </style:style>
    <style:style style:name="P23" style:family="paragraph" style:parent-style-name="Standard">
      <style:text-properties fo:font-style="normal" style:text-underline-style="none" officeooo:rsid="002e2bab" officeooo:paragraph-rsid="002e2bab" style:font-style-asian="normal" style:font-style-complex="normal"/>
    </style:style>
    <style:style style:name="P24" style:family="paragraph" style:parent-style-name="Standard">
      <style:text-properties fo:font-style="normal" style:text-underline-style="none" officeooo:rsid="002f8974" officeooo:paragraph-rsid="002f8974" style:font-style-asian="normal" style:font-style-complex="normal"/>
    </style:style>
    <style:style style:name="P25" style:family="paragraph" style:parent-style-name="Standard">
      <style:text-properties fo:font-style="normal" style:text-underline-style="none" officeooo:rsid="00333190" officeooo:paragraph-rsid="00333190" style:font-style-asian="normal" style:font-style-complex="normal"/>
    </style:style>
    <style:style style:name="P26" style:family="paragraph" style:parent-style-name="Standard">
      <style:text-properties fo:font-style="normal" style:text-underline-style="none" fo:font-weight="bold" officeooo:rsid="00391481" officeooo:paragraph-rsid="00391481" style:font-style-asian="normal" style:font-weight-asian="bold" style:font-style-complex="normal" style:font-weight-complex="bold"/>
    </style:style>
    <style:style style:name="P27" style:family="paragraph" style:parent-style-name="Standard">
      <style:text-properties fo:font-style="normal" style:text-underline-style="none" fo:font-weight="bold" officeooo:rsid="0040c183" officeooo:paragraph-rsid="0040c183" style:font-style-asian="normal" style:font-weight-asian="bold" style:font-style-complex="normal" style:font-weight-complex="bold"/>
    </style:style>
    <style:style style:name="P28" style:family="paragraph" style:parent-style-name="Standard">
      <style:text-properties fo:font-style="normal" style:text-underline-style="none" fo:font-weight="bold" officeooo:rsid="0043c361" officeooo:paragraph-rsid="0043c361"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bold" officeooo:rsid="003fd27b" style:font-weight-asian="bold" style:font-weight-complex="bold"/>
    </style:style>
    <style:style style:name="T8" style:family="text">
      <style:text-properties fo:font-weight="bold" officeooo:rsid="0044ee1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7498d" style:font-weight-asian="normal" style:font-weight-complex="normal"/>
    </style:style>
    <style:style style:name="T11" style:family="text">
      <style:text-properties fo:font-weight="normal" officeooo:rsid="002bf361" style:font-weight-asian="normal" style:font-weight-complex="normal"/>
    </style:style>
    <style:style style:name="T12" style:family="text">
      <style:text-properties fo:font-weight="normal" officeooo:rsid="002f655f" style:font-weight-asian="normal" style:font-weight-complex="normal"/>
    </style:style>
    <style:style style:name="T13" style:family="text">
      <style:text-properties fo:font-weight="normal" officeooo:rsid="0030bdfc" style:font-weight-asian="normal" style:font-weight-complex="normal"/>
    </style:style>
    <style:style style:name="T14" style:family="text">
      <style:text-properties fo:font-weight="normal" officeooo:rsid="00329281" style:font-weight-asian="normal" style:font-weight-complex="normal"/>
    </style:style>
    <style:style style:name="T15" style:family="text">
      <style:text-properties fo:font-weight="normal" officeooo:rsid="0034d113" style:font-weight-asian="normal" style:font-weight-complex="normal"/>
    </style:style>
    <style:style style:name="T16" style:family="text">
      <style:text-properties fo:font-weight="normal" officeooo:rsid="0035dc24" style:font-weight-asian="normal" style:font-weight-complex="normal"/>
    </style:style>
    <style:style style:name="T17" style:family="text">
      <style:text-properties fo:font-weight="normal" officeooo:rsid="0036e6e9" style:font-weight-asian="normal" style:font-weight-complex="normal"/>
    </style:style>
    <style:style style:name="T18" style:family="text">
      <style:text-properties fo:font-weight="normal" officeooo:rsid="0041de95" style:font-weight-asian="normal"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2f655f" style:font-weight-asian="normal" style:font-weight-complex="normal"/>
    </style:style>
    <style:style style:name="T21" style:family="text">
      <style:text-properties officeooo:rsid="003fd27b"/>
    </style:style>
    <style:style style:name="T22" style:family="text">
      <style:text-properties officeooo:rsid="0044e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9">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9">You also want to automatically update the browser when scss-files change. They should be compiled automatically to css-fils and then the browser should be updated. The method “</text:span><text:span text:style-name="T4">Watch</text:span><text:span text:style-name="T9">”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9">Use </text:span><text:span text:style-name="T4">gulp-autoprefixer </text:span><text:span text:style-name="T9">to automatically set browser prefixer when compiling scss to css files. This avoids a lot of </text:span><text:span text:style-name="T19">compatibility</text:span><text:span text:style-name="T9"> issues. In the gulp-autoprefixer method you can set how many browser versions </text:span><text:span text:style-name="T10">it should go back to.</text:span></text:p>
      <text:p text:style-name="P16"/>
      <text:p text:style-name="P12"><text:span text:style-name="T10">G</text:span><text:span text:style-name="T9">ulp also can be used to copy files. This is handy when you want to seperate your source files and the ‘compiles’ files. Also you can add some functionality when </text:span><text:span text:style-name="T19">copying files, like minifying </text:span><text:span text:style-name="T9"><text:s/>the html, js or css files. </text:span><text:span text:style-name="T11">All you have to do when copying is define a src-location and a destination location</text:span></text:p>
      <text:p text:style-name="P17"/>
      <text:p text:style-name="P22"><text:span text:style-name="T11">T</text:span><text:span text:style-name="T9">he dependency </text:span><text:span text:style-name="T4">gulp-clean</text:span><text:span text:style-name="T9">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22"><text:span text:style-name="T9"/></text:p>
      <text:p text:style-name="P23"><text:span text:style-name="T9">Add </text:span><text:span text:style-name="T4">gulp-concat</text:span><text:span text:style-name="T9"> to concatenate different files, for example javascript files, together. </text:span><text:span text:style-name="T12">This is handy if you just want one file to rule them all. You can use gulp-concat when </text:span><text:span text:style-name="T20">copying</text:span><text:span text:style-name="T12"> files to another directory. The method has the output file name as variable.</text:span></text:p>
      <text:p text:style-name="P23"><text:span text:style-name="T12"/></text:p>
      <text:p text:style-name="P23"><text:span text:style-name="T12"/></text:p>
      <text:p text:style-name="P23"><text:span text:style-name="T12"/></text:p>
      <text:p text:style-name="P24"><text:soft-page-break/><text:span text:style-name="T12">W</text:span><text:span text:style-name="T9">hen you use </text:span><text:span text:style-name="T4">gulp-</text:span><text:span text:style-name="T5">browserify</text:span><text:span text:style-name="T13"> you can bundle all javascript files with the “require” method that has been used in NodeJs. You can quickly bundle a main.js with all the dependencies. </text:span><text:span text:style-name="T14">For example, bundle jquery, popper.js, bootstrap and mustache as dependencies in your main.js and write your javascript. Gulp-browserify adds the dependencies when the javascript file is being compiled.</text:span></text:p>
      <text:p text:style-name="P24"><text:span text:style-name="T14"/></text:p>
      <text:p text:style-name="P25"><text:span text:style-name="T14">T</text:span><text:span text:style-name="T9">o merge scss/css files and css-frameworks </text:span><text:span text:style-name="T17">with their own gulp stream</text:span><text:span text:style-name="T9"> into one css file you can use the dependency </text:span><text:span text:style-name="T6">merge-stream</text:span><text:span text:style-name="T15">. This way you can merge bootstrap.css, other frameworks and our own scss files </text:span><text:span text:style-name="T16">with their own streams</text:span><text:span text:style-name="T15"> into one big css-file. Use the method merge(files,files) to merge </text:span><text:span text:style-name="T16">streams</text:span><text:span text:style-name="T15"> and use concat to create one file with the name as parameter.</text:span></text:p>
      <text:p text:style-name="P25"><text:span text:style-name="T15"/></text:p>
      <text:p text:style-name="P26">Gulp-newer <text:span text:style-name="T9">dependency can be used when you want to check if a directory has a newer file so you can do operations on it and copy it to new directory. The dependency checks the modified time of the source and destination file.</text:span></text:p>
      <text:p text:style-name="P26"><text:span text:style-name="T9"/></text:p>
      <text:p text:style-name="P18">Dependency <text:span text:style-name="T4">gulp-imagemin</text:span> can minify images for you. This could save a lot of space when using a lot and big images.</text:p>
      <text:p text:style-name="P18"/>
      <text:p text:style-name="P19">The dependency <text:span text:style-name="T7">gulp-inject-partials</text:span><text:span text:style-name="T21"> you can inject partials in the html-files. This way you don’t need to create the header or footer on every html-page.</text:span></text:p>
      <text:p text:style-name="P19"/>
      <text:p text:style-name="P27">Gulp-minify<text:span text:style-name="T9"> can minify javascript-files which can save a lot of time and make the website faster. </text:span><text:span text:style-name="T18">The minified javascript-files is called with “-min” after the given name.</text:span></text:p>
      <text:p text:style-name="P27"><text:span text:style-name="T18"/></text:p>
      <text:p text:style-name="P28"><text:span text:style-name="T18">U</text:span><text:span text:style-name="T9">se </text:span>gulp-rename<text:span text:style-name="T9"> when you want to rename files when copying it.</text:span></text:p>
      <text:p text:style-name="P28"><text:span text:style-name="T9"/></text:p>
      <text:p text:style-name="P20">If you merge css-files together you can’t use <text:span text:style-name="T22">the compress output-style of Sass. In this case you can use </text:span><text:span text:style-name="T8">gulp-min</text:span><text:span text:style-name="T22">. Is minifies all css-files together.</text:span></text:p>
      <text:p text:style-name="P20"/>
      <text:p text:style-name="P21">When you want to minify html the dependency <text:span text:style-name="T4">gulp-htmlmin</text:span> is the way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30T20:21:47.328310280</dc:date>
    <meta:editing-duration>PT2H55M40S</meta:editing-duration>
    <meta:editing-cycles>26</meta:editing-cycles>
    <meta:generator>LibreOffice/6.0.7.3$Linux_X86_64 LibreOffice_project/00m0$Build-3</meta:generator>
    <meta:document-statistic meta:table-count="0" meta:image-count="0" meta:object-count="0" meta:page-count="2" meta:paragraph-count="26" meta:word-count="716" meta:character-count="4301" meta:non-whitespace-character-count="3611"/>
  </office:meta>
</office:document-meta>
</file>